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888cm" fo:break-before="auto" style:use-optimal-row-height="true"/>
    </style:style>
    <style:style style:name="ro3" style:family="table-row">
      <style:table-row-properties style:row-height="6.523cm" fo:break-before="auto" style:use-optimal-row-height="true"/>
    </style:style>
    <style:style style:name="ro4" style:family="table-row">
      <style:table-row-properties style:row-height="5.715cm" fo:break-before="auto" style:use-optimal-row-height="true"/>
    </style:style>
    <style:style style:name="ro5" style:family="table-row">
      <style:table-row-properties style:row-height="8.946cm" fo:break-before="auto" style:use-optimal-row-height="true"/>
    </style:style>
    <style:style style:name="ro6" style:family="table-row">
      <style:table-row-properties style:row-height="7.735cm" fo:break-before="auto" style:use-optimal-row-height="true"/>
    </style:style>
    <style:style style:name="ro7" style:family="table-row">
      <style:table-row-properties style:row-height="8.543cm" fo:break-before="auto" style:use-optimal-row-height="true"/>
    </style:style>
    <style:style style:name="ro8" style:family="table-row">
      <style:table-row-properties style:row-height="6.927cm" fo:break-before="auto" style:use-optimal-row-height="true"/>
    </style:style>
    <style:style style:name="ro9" style:family="table-row">
      <style:table-row-properties style:row-height="6.119cm" fo:break-before="auto" style:use-optimal-row-height="true"/>
    </style:style>
    <style:style style:name="ro10" style:family="table-row">
      <style:table-row-properties style:row-height="8.139cm" fo:break-before="auto" style:use-optimal-row-height="true"/>
    </style:style>
    <style:style style:name="ro11" style:family="table-row">
      <style:table-row-properties style:row-height="7.331cm" fo:break-before="auto" style:use-optimal-row-height="true"/>
    </style:style>
    <style:style style:name="ro12" style:family="table-row">
      <style:table-row-properties style:row-height="9.754cm" fo:break-before="auto" style:use-optimal-row-height="true"/>
    </style:style>
    <style:style style:name="ro13" style:family="table-row">
      <style:table-row-properties style:row-height="4.08cm" fo:break-before="auto" style:use-optimal-row-height="true"/>
    </style:style>
    <style:style style:name="ro14" style:family="table-row">
      <style:table-row-properties style:row-height="13.792cm" fo:break-before="auto" style:use-optimal-row-height="true"/>
    </style:style>
    <style:style style:name="ro15" style:family="table-row">
      <style:table-row-properties style:row-height="10.56cm" fo:break-before="auto" style:use-optimal-row-height="true"/>
    </style:style>
    <style:style style:name="ro16" style:family="table-row">
      <style:table-row-properties style:row-height="5.313cm" fo:break-before="auto" style:use-optimal-row-height="true"/>
    </style:style>
    <style:style style:name="ro17" style:family="table-row">
      <style:table-row-properties style:row-height="3.272cm" fo:break-before="auto" style:use-optimal-row-height="true"/>
    </style:style>
    <style:style style:name="ro18" style:family="table-row">
      <style:table-row-properties style:row-height="9.35cm" fo:break-before="auto" style:use-optimal-row-height="true"/>
    </style:style>
    <style:style style:name="ro19" style:family="table-row">
      <style:table-row-properties style:row-height="3.676cm" fo:break-before="auto" style:use-optimal-row-height="true"/>
    </style:style>
    <style:style style:name="ro20" style:family="table-row">
      <style:table-row-properties style:row-height="1.656cm" fo:break-before="auto" style:use-optimal-row-height="true"/>
    </style:style>
    <style:style style:name="ro21" style:family="table-row">
      <style:table-row-properties style:row-height="11.368cm" fo:break-before="auto" style:use-optimal-row-height="true"/>
    </style:style>
    <style:style style:name="ro22" style:family="table-row">
      <style:table-row-properties style:row-height="2.464cm" fo:break-before="auto" style:use-optimal-row-height="true"/>
    </style:style>
    <style:style style:name="ro23" style:family="table-row">
      <style:table-row-properties style:row-height="4.484cm" fo:break-before="auto" style:use-optimal-row-height="true"/>
    </style:style>
    <style:style style:name="ro24" style:family="table-row">
      <style:table-row-properties style:row-height="10.964cm" fo:break-before="auto" style:use-optimal-row-height="true"/>
    </style:style>
    <style:style style:name="ro25" style:family="table-row">
      <style:table-row-properties style:row-height="2.868cm" fo:break-before="auto" style:use-optimal-row-height="true"/>
    </style:style>
    <style:style style:name="ro26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ce1"/>
        <table:table-column table:style-name="co1" table:default-cell-style-name="ce2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creator</text:p>
          </table:table-cell>
          <table:table-cell table:style-name="ce1" office:value-type="string" calcext:value-type="string">
            <text:p>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ags</text:p>
          </table:table-cell>
        </table:table-row>
        <table:table-row table:style-name="ro2">
          <table:table-cell office:value-type="string" calcext:value-type="string">
            <text:p>Programa Imagen Regional</text:p>
          </table:table-cell>
          <table:table-cell office:value-type="string" calcext:value-type="string">
            <text:p>Proyecto digital temático</text:p>
          </table:table-cell>
          <table:table-cell office:value-type="string" calcext:value-type="string">
            <text:p>Nuestras colecciones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Subgerencia Cultural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<text:a xlink:href="http://www.banrepcultural.org/imagen-regional" xlink:type="simple">http://www.banrepcultural.org/imagen-regional</text:a></text:p>
          </table:table-cell>
          <table:table-cell office:value-type="string" calcext:value-type="string">
            <text:p>Exposiciones de arte; Museos de arte; Arte regional; Creación artística; Objetos de arte; Arte múltiple; Filosofía del arte</text:p>
          </table:table-cell>
        </table:table-row>
        <table:table-row table:style-name="ro3">
          <table:table-cell office:value-type="string" calcext:value-type="string">
            <text:p>Historia natural y política</text:p>
          </table:table-cell>
          <table:table-cell office:value-type="string" calcext:value-type="string">
            <text:p>Proyecto digital temático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Ciencias naturales; Ciencias sociales</text:p>
          </table:table-cell>
          <table:table-cell office:value-type="string" calcext:value-type="string">
            <text:p>Biblioteca Virtual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http://www.banrepcultural.org/historia-natural-politica/</text:p>
          </table:table-cell>
          <table:table-cell office:value-type="string" calcext:value-type="string">
            <text:p>Banco de la República; Botánica; Botánica indígena; Descripciones y viajes; Expediciones botánicas; Exploraciones; Historia natural; Proyectos digitales; Subgerencia Cultural</text:p>
          </table:table-cell>
        </table:table-row>
        <table:table-row table:style-name="ro4">
          <table:table-cell office:value-type="string" calcext:value-type="string">
            <text:p>Alejandro de Humboldt: viajes por Colombia</text:p>
          </table:table-cell>
          <table:table-cell office:value-type="string" calcext:value-type="string">
            <text:p>Proyecto digital temático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Ciencias naturales; Ciencias sociales</text:p>
          </table:table-cell>
          <table:table-cell office:value-type="string" calcext:value-type="string">
            <text:p>Biblioteca Virtua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ttp://www.banrepcultural.org/humboldt/home.htm</text:p>
          </table:table-cell>
          <table:table-cell office:value-type="string" calcext:value-type="string">
            <text:p>América equinoccial; Banco de la República; Biología; Botánica; Científicos; Descripciones y viajes; Expediciones científicas; Proyectos digitales; Viajeros</text:p>
          </table:table-cell>
        </table:table-row>
        <table:table-row table:style-name="ro5">
          <table:table-cell office:value-type="string" calcext:value-type="string">
            <text:p>Alberto Lleras Camargo: un estadista para la Colombia del siglo XX</text:p>
          </table:table-cell>
          <table:table-cell office:value-type="string" calcext:value-type="string">
            <text:p>Exposición bibliográfica</text:p>
          </table:table-cell>
          <table:table-cell office:value-type="string" calcext:value-type="string">
            <text:p>Nuestras colecciones</text:p>
          </table:table-cell>
          <table:table-cell office:value-type="string" calcext:value-type="string">
            <text:p>Ciencias sociales</text:p>
          </table:table-cell>
          <table:table-cell office:value-type="string" calcext:value-type="string">
            <text:p>Subgerencia Cultural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ttp://www.banrepcultural.org/lleras/home.htm</text:p>
          </table:table-cell>
          <table:table-cell office:value-type="string" calcext:value-type="string">
            <text:p>Escritores colombianos; Banco de la República; Biblioteca Luis Ángel Arango; Biografías; Diplomacia; Estadistas colombianos; Exposiciones; OEA; Periodiistas colombianos; Política y gobierno; Políticos colombianos; Proyectos digitales; Siglo XX</text:p>
          </table:table-cell>
        </table:table-row>
        <table:table-row table:style-name="ro6">
          <table:table-cell office:value-type="string" calcext:value-type="string">
            <text:p>La imagen del Ferrocarril en la Numismática Colombiana</text:p>
          </table:table-cell>
          <table:table-cell office:value-type="string" calcext:value-type="string">
            <text:p>Exposición bibliográfica</text:p>
          </table:table-cell>
          <table:table-cell office:value-type="string" calcext:value-type="string">
            <text:p>Nuestras colecciones</text:p>
          </table:table-cell>
          <table:table-cell office:value-type="string" calcext:value-type="string">
            <text:p>Arte; Ciencias sociales</text:p>
          </table:table-cell>
          <table:table-cell office:value-type="string" calcext:value-type="string">
            <text:p>Subgerencia Cultural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ttp://www.banrepcultural.org/ferrocarriles/</text:p>
          </table:table-cell>
          <table:table-cell office:value-type="string" calcext:value-type="string">
            <text:p>Banco de la República; Biblioteca Luis Ángel Arango; Colecciones; Ferrocarril; Hacienda pública; Historia; Numismática; Papel moneda; Política y gobierno; Proyectos digitales; Subgerencia Cultural</text:p>
          </table:table-cell>
        </table:table-row>
        <table:table-row table:style-name="ro7">
          <table:table-cell office:value-type="string" calcext:value-type="string">
            <text:p>Talleres de crónicas barriales</text:p>
          </table:table-cell>
          <table:table-cell office:value-type="string" calcext:value-type="string">
            <text:p>Proyecto digital temático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Literatura</text:p>
          </table:table-cell>
          <table:table-cell office:value-type="string" calcext:value-type="string">
            <text:p>Subgerencia Cultura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ttp://www.banrepcultural.org/cronicas-barriales/index.html</text:p>
          </table:table-cell>
          <table:table-cell office:value-type="string" calcext:value-type="string">
            <text:p>Antologías; Banco de la República; Barrios; Biblioteca Luis Ángel Arango; Crónicas; Descripciones y viajes; Historia; Literatura; Proyectos digitales; Relatos comunes; Subgerencia Cultural; Talleres; Vida social y costumbres</text:p>
          </table:table-cell>
        </table:table-row>
        <table:table-row table:style-name="ro3">
          <table:table-cell office:value-type="string" calcext:value-type="string">
            <text:p>Diccionario: una definición</text:p>
          </table:table-cell>
          <table:table-cell office:value-type="string" calcext:value-type="string">
            <text:p>Proyecto digital temático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Literatura</text:p>
          </table:table-cell>
          <table:table-cell office:value-type="string" calcext:value-type="string">
            <text:p>Biblioteca Virtua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ttps://www.banrepcultural.org/exposiciones/el-diccionario</text:p>
          </table:table-cell>
          <table:table-cell office:value-type="string" calcext:value-type="string">
            <text:p>Americanismos; Banco de la República; Biblioteca Luis Ángel Arango; Diccionarios; Español; Fuentes; Gramática; Lexicografía; Lingüística; Proyectos digitales; Subgerencia Cultural</text:p>
          </table:table-cell>
        </table:table-row>
        <table:table-row table:style-name="ro8">
          <table:table-cell office:value-type="string" calcext:value-type="string">
            <text:p>Galería Histórica</text:p>
          </table:table-cell>
          <table:table-cell office:value-type="string" calcext:value-type="string">
            <text:p>Proyecto digital temático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Ciencias sociales</text:p>
          </table:table-cell>
          <table:table-cell office:value-type="string" calcext:value-type="string">
            <text:p>Biblioteca Virtua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ttps://www.banrepcultural.org/galeria-historica/</text:p>
          </table:table-cell>
          <table:table-cell office:value-type="string" calcext:value-type="string">
            <text:p>Banco de la República; Biblioteca Luis Ángel Arango; Cartografía histórica; Descripciones y viajes; Fotografías; Historia; Historia; Proyectos digitales; Subgerencia Cultural; Viajeros</text:p>
          </table:table-cell>
        </table:table-row>
        <table:table-row table:style-name="ro9">
          <table:table-cell office:value-type="string" calcext:value-type="string">
            <text:p>Net art Colombia: es feo y no le gusta el cursor</text:p>
          </table:table-cell>
          <table:table-cell office:value-type="string" calcext:value-type="string">
            <text:p>Exposición temporal de arte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Subgerencia Cultura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ttp://www.banrepcultural.org/artenlared/</text:p>
          </table:table-cell>
          <table:table-cell office:value-type="string" calcext:value-type="string">
            <text:p>Arte contemporáneo; Arte digital; Arte e internet; Arte por computador; Banco de la República; Exposiciones; Internet; Proyectos digitales; Subgerencia Cultural</text:p>
          </table:table-cell>
        </table:table-row>
        <table:table-row table:style-name="ro5">
          <table:table-cell office:value-type="string" calcext:value-type="string">
            <text:p>Historia de la Biblioteca Luis Ángel Arango</text:p>
          </table:table-cell>
          <table:table-cell office:value-type="string" calcext:value-type="string">
            <text:p>Proyecto digital temático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Ciencias sociales</text:p>
          </table:table-cell>
          <table:table-cell office:value-type="string" calcext:value-type="string">
            <text:p>Biblioteca Virtua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ttps://www.banrepcultural.org/historia-de-la-blaa/</text:p>
          </table:table-cell>
          <table:table-cell office:value-type="string" calcext:value-type="string">
            <text:p>Banco de la República; Biblioteca Luis Ángel Arango; BLAA; Evolución; Historia; Homenajes; Línea de tiempo; Patrimonio cultural; Proyectos digitales; Servicios bibliotecarios; Servicios culturales; Subgerencia Cultural; Testimonios</text:p>
          </table:table-cell>
        </table:table-row>
        <table:table-row table:style-name="ro5">
          <table:table-cell office:value-type="string" calcext:value-type="string">
            <text:p>Luis Caballero</text:p>
          </table:table-cell>
          <table:table-cell office:value-type="string" calcext:value-type="string">
            <text:p>Proyecto digital temático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Biblioteca Virtua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ttp://www.banrepcultural.org/luis-caballero/index.html</text:p>
          </table:table-cell>
          <table:table-cell office:value-type="string" calcext:value-type="string">
            <text:p>Banco de la República; Biblioteca Luis Ángel Arango; Colección de Arte del Banco de la República; Colecciones; Museo de Arte del Banco de la República; Pinores colombianos; Pinturas; Proyectos digitales; Subgerencia Cultural; Trayectoria</text:p>
          </table:table-cell>
        </table:table-row>
        <table:table-row table:style-name="ro10">
          <table:table-cell office:value-type="string" calcext:value-type="string">
            <text:p>Candelario Obeso: bogando en un río de letras</text:p>
          </table:table-cell>
          <table:table-cell office:value-type="string" calcext:value-type="string">
            <text:p>Exposición bibliográfica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Literatura</text:p>
          </table:table-cell>
          <table:table-cell office:value-type="string" calcext:value-type="string">
            <text:p>Biblioteca Virtua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ttp://www.banrepcultural.org/candelario-obeso/</text:p>
          </table:table-cell>
          <table:table-cell office:value-type="string" calcext:value-type="string">
            <text:p>Banco de la República; Biblioteca Luis Ángel Arango; Crítica e interpretación; Exposiciones; Historia y crítica; Literatura; Poesía colombiana; Poetas colombianos; Proyectos digitales; Subgerencia Cultural</text:p>
          </table:table-cell>
        </table:table-row>
        <table:table-row table:style-name="ro10">
          <table:table-cell office:value-type="string" calcext:value-type="string">
            <text:p>Andy Warhol, Mr. America</text:p>
          </table:table-cell>
          <table:table-cell office:value-type="string" calcext:value-type="string">
            <text:p>Exposición temporal de arte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UAOC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ttp://www.banrepcultural.org/warhol/</text:p>
          </table:table-cell>
          <table:table-cell office:value-type="string" calcext:value-type="string">
            <text:p>Arte pop; Artistas plásticos estadounidenses; Banco de la República; Crítica e interpretación; Exposiciones; Museo de Arte del Banco de la República; Pintura estadounidense; Proyectos digitales; Trabajos pictóricos</text:p>
          </table:table-cell>
        </table:table-row>
        <table:table-row table:style-name="ro6">
          <table:table-cell office:value-type="string" calcext:value-type="string">
            <text:p>La Amazonía perdida El viaje fotográfico del legendario botánico Richard Evans Schultes</text:p>
          </table:table-cell>
          <table:table-cell office:value-type="string" calcext:value-type="string">
            <text:p>Exposición bibliográfica</text:p>
          </table:table-cell>
          <table:table-cell office:value-type="string" calcext:value-type="string">
            <text:p>Proyecto digital temático</text:p>
          </table:table-cell>
          <table:table-cell office:value-type="string" calcext:value-type="string">
            <text:p>Ciencias naturales; Ciencias sociales</text:p>
          </table:table-cell>
          <table:table-cell office:value-type="string" calcext:value-type="string">
            <text:p>Biblioteca Virtua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ttp://www.banrepcultural.org/la-amazonia-perdida/</text:p>
          </table:table-cell>
          <table:table-cell office:value-type="string" calcext:value-type="string">
            <text:p>Banco de la República; Biblioteca Luis Ángel Arango; Descripciones y viajes; Etnobotánica; Fotografías; Indígenas del Amazonas; Proyectos digitales; Subgerencia Cultural; Trabajos fotográficos; Vida social y costumbres</text:p>
          </table:table-cell>
        </table:table-row>
        <table:table-row table:style-name="ro11">
          <table:table-cell office:value-type="string" calcext:value-type="string">
            <text:p>Cartas de la persistencia</text:p>
          </table:table-cell>
          <table:table-cell office:value-type="string" calcext:value-type="string">
            <text:p>Proyecto digital temático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Literatura</text:p>
          </table:table-cell>
          <table:table-cell office:value-type="string" calcext:value-type="string">
            <text:p>Subgerencia Cultura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ttp://www.banrepcultural.org/exposiciones/cartas-de-la-persistencia</text:p>
          </table:table-cell>
          <table:table-cell office:value-type="string" calcext:value-type="string">
            <text:p>Banco de la República; Biblioteca Luis Ángel Arango; Compilaciones; Conflictos; Exposiciones; Historia; Miedo; Paz; Persistencia; Proyectos digitales; Relatos personales; Subgerencia Cultural; Violencia</text:p>
          </table:table-cell>
        </table:table-row>
        <table:table-row table:style-name="ro5">
          <table:table-cell office:value-type="string" calcext:value-type="string">
            <text:p>Arte ≠ vida: acciones por artistas de las Américas, 1960-2000</text:p>
          </table:table-cell>
          <table:table-cell office:value-type="string" calcext:value-type="string">
            <text:p>Exposición temporal de arte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UAOC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ttp://www.banrepcultural.org/exposiciones/arte-no-es-vida</text:p>
          </table:table-cell>
          <table:table-cell office:value-type="string" calcext:value-type="string">
            <text:p>Actividades grupales; Arte; Arte moderno; Arte y vida; Banco de la República; Exposiciones; Imágenes; Museo de Arte del Banco de la República; Obras en vivo; Performance; Proyecciones de video; Proyectos digitales; Subgerencia Cultural</text:p>
          </table:table-cell>
        </table:table-row>
        <table:table-row table:style-name="ro10">
          <table:table-cell office:value-type="string" calcext:value-type="string">
            <text:p>Habeas Corpus: que tengas un cuerpo para exponer</text:p>
          </table:table-cell>
          <table:table-cell office:value-type="string" calcext:value-type="string">
            <text:p>Exposición temporal de arte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Subgerencia Cultura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ttp://www.banrepcultural.org/habeas-corpus/</text:p>
          </table:table-cell>
          <table:table-cell office:value-type="string" calcext:value-type="string">
            <text:p>Arte barroco; Arte contemporáneo; Banco de la República; Biblioteca Luis Ángel Arango; Exposiciones; Figura humana en el arte; Historia; Museo de Arte del Banco de la República; Proyectos digitales; Subgerencia Cultural</text:p>
          </table:table-cell>
        </table:table-row>
        <table:table-row table:style-name="ro10">
          <table:table-cell office:value-type="string" calcext:value-type="string">
            <text:p>Man Ray</text:p>
          </table:table-cell>
          <table:table-cell office:value-type="string" calcext:value-type="string">
            <text:p>Exposición temporal de arte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Subgerencia Cultura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ttp://www.banrepcultural.org/man-ray/#</text:p>
          </table:table-cell>
          <table:table-cell office:value-type="string" calcext:value-type="string">
            <text:p>Arte de lo fantastico; Autoretratos; Banco de la República; Grandes maestros; Museo de Arte del Banco de la República; Objetos; Óleos; Proyectos digitales; Renacentismo; Retratos; Subgerencia Cultural; Surrealismo</text:p>
          </table:table-cell>
        </table:table-row>
        <table:table-row table:style-name="ro11">
          <table:table-cell office:value-type="string" calcext:value-type="string">
            <text:p>La caricatura en Colombia a partir de la independencia</text:p>
          </table:table-cell>
          <table:table-cell office:value-type="string" calcext:value-type="string">
            <text:p>Exposición bibliográfica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Biblioteca Virtua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ttp://www.banrepcultural.org/la-caricatura-en-colombia/</text:p>
          </table:table-cell>
          <table:table-cell office:value-type="string" calcext:value-type="string">
            <text:p>Banco de la República; Caricaturas colombianas; Dibujo colombiano; Historia y crítica; Humor político; Humorismo gráfico colombiano; Proyectos digitales; Sátira; Subgerencia Cultural</text:p>
          </table:table-cell>
        </table:table-row>
        <table:table-row table:style-name="ro10">
          <table:table-cell office:value-type="string" calcext:value-type="string">
            <text:p>Palabras que nos cambiaron: lenguaje y poder en la independencia</text:p>
          </table:table-cell>
          <table:table-cell office:value-type="string" calcext:value-type="string">
            <text:p>Exposición bibliográfica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Literatura; Ciencias sociales</text:p>
          </table:table-cell>
          <table:table-cell office:value-type="string" calcext:value-type="string">
            <text:p>Subgerencia Cultura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ttp://www.banrepcultural.org/palabras-que-nos-cambiaron/index.html</text:p>
          </table:table-cell>
          <table:table-cell office:value-type="string" calcext:value-type="string">
            <text:p>Banco de la República; Biblioteca Luis Ángel Arango; Bicentenario; Guerra de independencia; Historia; Independencia; Movimientos de independencia; Política y gobierno; Proyectos digitales; Subgerencia Cultural</text:p>
          </table:table-cell>
        </table:table-row>
        <table:table-row table:style-name="ro6">
          <table:table-cell office:value-type="string" calcext:value-type="string">
            <text:p>La enciclopedia</text:p>
          </table:table-cell>
          <table:table-cell office:value-type="string" calcext:value-type="string">
            <text:p>Proyecto digital temático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Arte; Ciencias naturales; Ciencias sociales; Literatura</text:p>
          </table:table-cell>
          <table:table-cell office:value-type="string" calcext:value-type="string">
            <text:p>Biblioteca Virtua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ttp://enciclopedia.banrepcultural.org/</text:p>
          </table:table-cell>
          <table:table-cell office:value-type="string" calcext:value-type="string">
            <text:p>Arte; Ayuda de tareas; Banco de la República; Ciencias naturales; Comunicación; Economía; Geografía; Historia; Literatura; Música; Política; Proyectos digitales; Reseñas; Subgerencia Cultural; Enciclopedia</text:p>
          </table:table-cell>
        </table:table-row>
        <table:table-row table:style-name="ro7">
          <table:table-cell office:value-type="string" calcext:value-type="string">
            <text:p>Óscar Muñoz: Protografías</text:p>
          </table:table-cell>
          <table:table-cell office:value-type="string" calcext:value-type="string">
            <text:p>Exposición temporal de arte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Subgerencia Cultura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ttp://www.banrepcultural.org/oscar-munoz/</text:p>
          </table:table-cell>
          <table:table-cell office:value-type="string" calcext:value-type="string">
            <text:p>Arte contemporáneo; Banco de la República; Entrevistas; Fotografía colombiana; Fotógrafos colombianos; Museo de Arte del Banco de la República; Proyectos digitales; Subgerencia Cultural; Técnica mixta; Trabajos artísticos</text:p>
          </table:table-cell>
        </table:table-row>
        <table:table-row table:style-name="ro8">
          <table:table-cell office:value-type="string" calcext:value-type="string">
            <text:p>Colección Maraloto - El ojo del coleccionista</text:p>
          </table:table-cell>
          <table:table-cell office:value-type="string" calcext:value-type="string">
            <text:p>Exposición temporal de arte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Subgerencia Cultura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ttp://www.banrepcultural.org/exposiciones/coleccion-maraloto-el-ojo-del-coleccionista</text:p>
          </table:table-cell>
          <table:table-cell office:value-type="string" calcext:value-type="string">
            <text:p>Arte conceptual; Arte contemporáneo; Banco de la República; Exposiciones temporales; Museo de Arte del Banco de la República; Performance; Proyectos digitales; Subgerencia Cultural</text:p>
          </table:table-cell>
        </table:table-row>
        <table:table-row table:style-name="ro6">
          <table:table-cell office:value-type="string" calcext:value-type="string">
            <text:p>El baúl de Amal Abisambra - La migración árabe a Colombia</text:p>
          </table:table-cell>
          <table:table-cell office:value-type="string" calcext:value-type="string">
            <text:p>Proyecto digital temático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Ciencias sociales</text:p>
          </table:table-cell>
          <table:table-cell office:value-type="string" calcext:value-type="string">
            <text:p>Vargas Arana, Pilar; Suaza Vargas, Luz Marin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ttp://www.banrepcultural.org/el-baul-de-amal-abisambra/</text:p>
          </table:table-cell>
          <table:table-cell office:value-type="string" calcext:value-type="string">
            <text:p>Árabes en Colombia; Asentamientos árabes; Banco de la República; Desplazamiento; Historia; Migrantes; Población extranjera; Proyectos digitales; Relatos personales; Subgerencia Cultural; Vida social y costumbres</text:p>
          </table:table-cell>
        </table:table-row>
        <table:table-row table:style-name="ro12">
          <table:table-cell office:value-type="string" calcext:value-type="string">
            <text:p>Exposición Financiación de la Independencia</text:p>
          </table:table-cell>
          <table:table-cell office:value-type="string" calcext:value-type="string">
            <text:p>Exposición bibliográfica</text:p>
          </table:table-cell>
          <table:table-cell office:value-type="string" calcext:value-type="string">
            <text:p>Nuestras colecciones</text:p>
          </table:table-cell>
          <table:table-cell office:value-type="string" calcext:value-type="string">
            <text:p>Ciencias sociales</text:p>
          </table:table-cell>
          <table:table-cell office:value-type="string" calcext:value-type="string">
            <text:p>Subgerencia Cultura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<text:a xlink:href="http://enciclopedia.banrepcultural.org/index.php?title=Financiación_de_la_independencia" xlink:type="simple">http://enciclopedia.banrepcultural.org/index.php?title=Financiaci%C3%B3n_de_la_independencia</text:a></text:p>
          </table:table-cell>
          <table:table-cell office:value-type="string" calcext:value-type="string">
            <text:p>Banco de la República; Colecciones numismáticas; Deuda externa; Exposiciones numismáticas; Financiación; Finanzas publicas; Guerra de Independencia; Hacienda pública; Historia; Política y gobierno; Préstamos externos; Proyectos digitales; Subgerencia Cultural</text:p>
          </table:table-cell>
        </table:table-row>
        <table:table-row table:style-name="ro5">
          <table:table-cell office:value-type="string" calcext:value-type="string">
            <text:p>Beuys y más allá El enseñar como arte</text:p>
          </table:table-cell>
          <table:table-cell office:value-type="string" calcext:value-type="string">
            <text:p>Exposición temporal de arte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Subgerencia Cultura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ttp://www.banrepcultural.org/exposiciones/beuys-y-mas-alla-el-ensenar-como-arte</text:p>
          </table:table-cell>
          <table:table-cell office:value-type="string" calcext:value-type="string">
            <text:p>Artistas plásticos alemanes; Banco de la República; Biblioteca Luis Ángel Arango; Casa Republicana; Crítica e interpretación; Escultura alemana; Exposiciones; Proyectos digitales; Subgerencia Cultural; Trabajos arquitectónicos; Trabajos artísticos</text:p>
          </table:table-cell>
        </table:table-row>
        <table:table-row table:style-name="ro3">
          <table:table-cell office:value-type="string" calcext:value-type="string">
            <text:p>Historia de Colombia a través de la fotografía 1842 - 2010</text:p>
          </table:table-cell>
          <table:table-cell office:value-type="string" calcext:value-type="string">
            <text:p>Exposición temporal de arte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Arte; Ciencias sociales</text:p>
          </table:table-cell>
          <table:table-cell office:value-type="string" calcext:value-type="string">
            <text:p>Subgerencia Cultura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ttp://www.banrepcultural.org/exposiciones/historia-de-colombia-traves-de-la-fotografia-1842-2010</text:p>
          </table:table-cell>
          <table:table-cell office:value-type="string" calcext:value-type="string">
            <text:p>Banco de la República; Descripciones y viajes; Fotografía colombiana; Fotografías; Historia; Política y gobierno; Proyectos digitales; Subgerencia Cultural; Vida social y costumbres</text:p>
          </table:table-cell>
        </table:table-row>
        <table:table-row table:style-name="ro8">
          <table:table-cell office:value-type="string" calcext:value-type="string">
            <text:p>Dayanita Singh</text:p>
          </table:table-cell>
          <table:table-cell office:value-type="string" calcext:value-type="string">
            <text:p>Exposición temporal de arte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Subgerencia Cultura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ttp://www.banrepcultural.org/exposiciones/dayanita-singh</text:p>
          </table:table-cell>
          <table:table-cell office:value-type="string" calcext:value-type="string">
            <text:p>Banco de la República; Exposiciones; Fotografía artística; Fotógrafos hindúes; Museo de Arte del Banco de la República; Proyectos digitales; Subgerencia Cultural; Trabajos fotográficos</text:p>
          </table:table-cell>
        </table:table-row>
        <table:table-row table:style-name="ro7">
          <table:table-cell office:value-type="string" calcext:value-type="string">
            <text:p>León Ferrari</text:p>
          </table:table-cell>
          <table:table-cell office:value-type="string" calcext:value-type="string">
            <text:p>Exposición temporal de arte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UAOC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ttp://www.banrepcultural.org/exposiciones/leon-ferrari</text:p>
          </table:table-cell>
          <table:table-cell office:value-type="string" calcext:value-type="string">
            <text:p>Arte contemporáneo; Arte y poder; Banco de la República; Brasil; Caligrafía; Collage; Diarios; Dibujo; Museo de Arte del Banco de la República; Prismas; Proyectos digitales; Retrospectiva; Subgerencia Cultural</text:p>
          </table:table-cell>
        </table:table-row>
        <table:table-row table:style-name="ro13">
          <table:table-cell office:value-type="string" calcext:value-type="string">
            <text:p>Joan Fontcuberta - A través del espejo</text:p>
          </table:table-cell>
          <table:table-cell office:value-type="string" calcext:value-type="string">
            <text:p>Exposición temporal de arte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Arte; Ciencias sociales</text:p>
          </table:table-cell>
          <table:table-cell office:value-type="string" calcext:value-type="string">
            <text:p>UAOC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ttp://www.banrepcultural.org/exposiciones/joan-fontcuberta-traves-del-espejo</text:p>
          </table:table-cell>
          <table:table-cell office:value-type="string" calcext:value-type="string">
            <text:p>Redes sociales; Internet; Fotografía artística; Filosofía de la fotografía; Exposiciones fotográficas; Fotomontaje</text:p>
          </table:table-cell>
        </table:table-row>
        <table:table-row table:style-name="ro9">
          <table:table-cell office:value-type="string" calcext:value-type="string">
            <text:p>Por los tubos de Bogotá: usos del agua en la historia de la ciudad</text:p>
          </table:table-cell>
          <table:table-cell office:value-type="string" calcext:value-type="string">
            <text:p>Proyecto digital temático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Ciencias naturales; Ciencias sociales</text:p>
          </table:table-cell>
          <table:table-cell office:value-type="string" calcext:value-type="string">
            <text:p>Subgerencia Cultura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ttp://www.banrepcultural.org/agua/navegar/index.html</text:p>
          </table:table-cell>
          <table:table-cell office:value-type="string" calcext:value-type="string">
            <text:p>Abastecimiento de agua; Banco de la República; Consumo de agua; Historia; Proyectos digitales; Recursos hídricos; Subgerencia Cultural; Utilización del agua</text:p>
          </table:table-cell>
        </table:table-row>
        <table:table-row table:style-name="ro6">
          <table:table-cell office:value-type="string" calcext:value-type="string">
            <text:p>Los niños que fuimos: huellas de la infancia en Colombia</text:p>
          </table:table-cell>
          <table:table-cell office:value-type="string" calcext:value-type="string">
            <text:p>Exposición temporal de arte</text:p>
          </table:table-cell>
          <table:table-cell office:value-type="string" calcext:value-type="string">
            <text:p>Nuestras colecciones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Subgerencia Cultura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ttp://www.banrepcultural.org/exposiciones/los-ninos-que-fuimos</text:p>
          </table:table-cell>
          <table:table-cell office:value-type="string" calcext:value-type="string">
            <text:p>Arte infantil; Aspectos sociales; Banco de la República; Crianza; Educación; Historia; Niños; Niños en el arte; Proyectos digitales; Rasgos culturales; Religión; Representaciones; Subgerencia Cultural</text:p>
          </table:table-cell>
        </table:table-row>
        <table:table-row table:style-name="ro7">
          <table:table-cell office:value-type="string" calcext:value-type="string">
            <text:p>Sophie Calle - Historias de Pared</text:p>
          </table:table-cell>
          <table:table-cell office:value-type="string" calcext:value-type="string">
            <text:p>Exposición temporal de arte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Subgerencia Cultura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ttp://www.banrepcultural.org/proyectos/sophie-calle</text:p>
          </table:table-cell>
          <table:table-cell office:value-type="string" calcext:value-type="string">
            <text:p>Arte contemporáneo; Banco de la República; Exposiciones; Fotografía de personas; Fotografía francesa; Fotógrafos franceses; Museo de Arte del Banco de la República; Proyectos digitales; Subgerencia Cultural; Trabajos fotográficos</text:p>
          </table:table-cell>
        </table:table-row>
        <table:table-row table:style-name="ro14">
          <table:table-cell office:value-type="string" calcext:value-type="string">
            <text:p>Fonoteca Digital</text:p>
          </table:table-cell>
          <table:table-cell office:value-type="string" calcext:value-type="string">
            <text:p>Proyecto digital temático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Ciencias sociales</text:p>
          </table:table-cell>
          <table:table-cell office:value-type="string" calcext:value-type="string">
            <text:p>Biblioteca Virtua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ttp://www.banrepcultural.org/proyectos/fonoteca</text:p>
          </table:table-cell>
          <table:table-cell office:value-type="string" calcext:value-type="string">
            <text:p>Banco de la República; Centro de Memorias Orales; Colección de la Biblioteca Luis Ángel Arango; Colección literaria HJCK; Colección Voces para el tiempo de la Casa de Poesía Silva; Conservación; Difusión; Fonoteca de entrevistas a personajes de la música de Hispanoamérica; Fonotecas; Grabaciones sonoras; Música; Patrimonio cultural; Proyectos digitales; Subgerencia Cultural</text:p>
          </table:table-cell>
        </table:table-row>
        <table:table-row table:style-name="ro7">
          <table:table-cell office:value-type="string" calcext:value-type="string">
            <text:p>Wolfang Tillmans</text:p>
          </table:table-cell>
          <table:table-cell office:value-type="string" calcext:value-type="string">
            <text:p>Exposición temporal de arte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Subgerencia Cultura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ttp://www.banrepcultural.org/exposiciones/wolfgang-tillmans</text:p>
          </table:table-cell>
          <table:table-cell office:value-type="string" calcext:value-type="string">
            <text:p>Arte; Banco de la República; Exposiciones; Fotografía alemana; Fotografía artística; Fotógrafos alemanes; Instalación; Museo de Arte del Banco de la República; Proyectos digitales; Subgerencia Cultural; Trabajos fotográficos</text:p>
          </table:table-cell>
        </table:table-row>
        <table:table-row table:style-name="ro7">
          <table:table-cell office:value-type="string" calcext:value-type="string">
            <text:p>Radio Sutatenza</text:p>
          </table:table-cell>
          <table:table-cell office:value-type="string" calcext:value-type="string">
            <text:p>Proyecto digital temático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Ciencias sociales</text:p>
          </table:table-cell>
          <table:table-cell office:value-type="string" calcext:value-type="string">
            <text:p>Biblioteca Virtua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ttp://www.banrepcultural.org/radio-sutatenza</text:p>
          </table:table-cell>
          <table:table-cell office:value-type="string" calcext:value-type="string">
            <text:p>Acción Cultural Popular; Archivos sonoros; Banco de la República; Colecciones documentales; Educación a distancia; Escuelas radiofónicas; Iglesia catolica; Proyectos digitales; Radio Sutatenza; Subgerencia Cultural</text:p>
          </table:table-cell>
        </table:table-row>
        <table:table-row table:style-name="ro10">
          <table:table-cell office:value-type="string" calcext:value-type="string">
            <text:p>Germán Espinosa Inédito</text:p>
          </table:table-cell>
          <table:table-cell office:value-type="string" calcext:value-type="string">
            <text:p>Exposición bibliográfica</text:p>
          </table:table-cell>
          <table:table-cell office:value-type="string" calcext:value-type="string">
            <text:p>Nuestras colecciones</text:p>
          </table:table-cell>
          <table:table-cell office:value-type="string" calcext:value-type="string">
            <text:p>Literatura</text:p>
          </table:table-cell>
          <table:table-cell office:value-type="string" calcext:value-type="string">
            <text:p>Subgerencia Cultura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ttp://www.banrepcultural.org/proyectos/german-espinosa</text:p>
          </table:table-cell>
          <table:table-cell office:value-type="string" calcext:value-type="string">
            <text:p>Autores colombianos; Banco de la República; Biblioteca Luis Ángel Arango; Biografías; Colecciones; Crítica e interpretación; Literatura colombiana; Proyectos digitales; Relatos personales; Reseñas; Subgerencia Cultural</text:p>
          </table:table-cell>
        </table:table-row>
        <table:table-row table:style-name="ro10">
          <table:table-cell office:value-type="string" calcext:value-type="string">
            <text:p>Agua: un patrimonio que corre de mano en mano</text:p>
          </table:table-cell>
          <table:table-cell office:value-type="string" calcext:value-type="string">
            <text:p>Proyecto digital temático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Ciencias naturales; Ciencias sociales</text:p>
          </table:table-cell>
          <table:table-cell office:value-type="string" calcext:value-type="string">
            <text:p>Subgerencia Cultura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ttp://www.banrepcultural.org/agua</text:p>
          </table:table-cell>
          <table:table-cell office:value-type="string" calcext:value-type="string">
            <text:p>Agua; Banco de la República; Cartografía; Conciencia social; Cuencas hidrográficas; Cultura; Exposiciones bibliográficas; Grabados; Hidrografía; Patrimonio; Pinturas; Proyectos digitales; Subgerencia Cultural; Videos</text:p>
          </table:table-cell>
        </table:table-row>
        <table:table-row table:style-name="ro15">
          <table:table-cell office:value-type="string" calcext:value-type="string">
            <text:p>Andrés Caicedo: morir y dejar obra</text:p>
          </table:table-cell>
          <table:table-cell office:value-type="string" calcext:value-type="string">
            <text:p>Exposición bibliográfica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Literatura</text:p>
          </table:table-cell>
          <table:table-cell office:value-type="string" calcext:value-type="string">
            <text:p>Subgerencia Cultura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ttp://www.banrepcultural.org/exposiciones/andres-caicedo</text:p>
          </table:table-cell>
          <table:table-cell office:value-type="string" calcext:value-type="string">
            <text:p>Banco de la República; Biblioteca Luis Ángel Arango; Biografías; Cine; Colecciones Banco de la República; Conferencias; Correspondencia; Crítica e interpretación; Exposiciones; Homenajes; Literatura; Proyectos digitales; Relatos personales; Reseñas; Subgerencia Cultural; Teatro</text:p>
          </table:table-cell>
        </table:table-row>
        <table:table-row table:style-name="ro16">
          <table:table-cell office:value-type="string" calcext:value-type="string">
            <text:p>Afrocolombianidad</text:p>
          </table:table-cell>
          <table:table-cell office:value-type="string" calcext:value-type="string">
            <text:p>Proyecto digital temático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Arte; Ciencias naturales; Ciencias sociales; Literatura</text:p>
          </table:table-cell>
          <table:table-cell office:value-type="string" calcext:value-type="string">
            <text:p>Subgerencia Cultura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ttp://www.banrepcultural.org/proyectos/afrocolombianidad</text:p>
          </table:table-cell>
          <table:table-cell office:value-type="string" calcext:value-type="string">
            <text:p>Arte negro; Folclor negro; Literatura negra; Música negra; Negros en la literatura; Religión de los negros; Derechos de los negros; Antropología; Etnología</text:p>
          </table:table-cell>
        </table:table-row>
        <table:table-row table:style-name="ro10">
          <table:table-cell office:value-type="string" calcext:value-type="string">
            <text:p>Vik Muniz. Más acá de la imagen</text:p>
          </table:table-cell>
          <table:table-cell office:value-type="string" calcext:value-type="string">
            <text:p>Exposición temporal de arte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Subgerencia Cultura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ttp://www.banrepcultural.org/vik-muniz/</text:p>
          </table:table-cell>
          <table:table-cell office:value-type="string" calcext:value-type="string">
            <text:p>Arte contemporáneo; Artes plásticas; Banco de la República; Cultura; Dibujos; Exposiciones; Fotógrafos latinoamericanos; Museo de Arte del Banco de la República; Pinturas; Proyectos digitales; Subgerencia Cultural</text:p>
          </table:table-cell>
        </table:table-row>
        <table:table-row table:style-name="ro10">
          <table:table-cell office:value-type="string" calcext:value-type="string">
            <text:p>Nuevos nombres. Desequilibrio y movilidad. Versión 2013</text:p>
          </table:table-cell>
          <table:table-cell office:value-type="string" calcext:value-type="string">
            <text:p>Exposición temporal de arte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Subgerencia Cultura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ttp://www.banrepcultural.org/nuevos-nombres/</text:p>
          </table:table-cell>
          <table:table-cell office:value-type="string" calcext:value-type="string">
            <text:p>Arte colombiano; Arte contemporáneo; Artistas plásticos colombianos; Banco de la República; Exposiciones; Museo de Arte del Banco de la República; NN; Nuevos artistas; Proyectos digitales; Subgerencia Cultural</text:p>
          </table:table-cell>
        </table:table-row>
        <table:table-row table:style-name="ro8">
          <table:table-cell office:value-type="string" calcext:value-type="string">
            <text:p>Huila en las colecciones del Banco de la República</text:p>
          </table:table-cell>
          <table:table-cell office:value-type="string" calcext:value-type="string">
            <text:p>Exposición bibliográfica</text:p>
          </table:table-cell>
          <table:table-cell office:value-type="string" calcext:value-type="string">
            <text:p>Nuestras colecciones</text:p>
          </table:table-cell>
          <table:table-cell office:value-type="string" calcext:value-type="string">
            <text:p>Ciencias sociales</text:p>
          </table:table-cell>
          <table:table-cell office:value-type="string" calcext:value-type="string">
            <text:p>Subgerencia Cultura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ttp://www.banrepcultural.org/huila-en-las-colecciones-del-banco-de-la-republica/index.html</text:p>
          </table:table-cell>
          <table:table-cell office:value-type="string" calcext:value-type="string">
            <text:p>Arqueología; Banco de la República; Colecciones; Geografía física; Literatura; Música; Patrimonio arqueológico; Patrimonio cultural; Pintores; Proyectos digitales; Subgerencia Cultural</text:p>
          </table:table-cell>
        </table:table-row>
        <table:table-row table:style-name="ro3">
          <table:table-cell office:value-type="string" calcext:value-type="string">
            <text:p>Urbes mutantes 1941-2012. Fotografía latinoamericana</text:p>
          </table:table-cell>
          <table:table-cell office:value-type="string" calcext:value-type="string">
            <text:p>Exposición temporal de arte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Ciencias sociales</text:p>
          </table:table-cell>
          <table:table-cell office:value-type="string" calcext:value-type="string">
            <text:p>Subgerencia Cultura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ttp://www.banrepcultural.org/exposiciones/urbes-mutantes</text:p>
          </table:table-cell>
          <table:table-cell office:value-type="string" calcext:value-type="string">
            <text:p>Arte contemporáneo; Banco de la República; Cultura; Exposiciones; Fotógrafos latinoamericanos; Museo de Arte del Banco de la República; Proyectos digitales; Subgerencia Cultural</text:p>
          </table:table-cell>
        </table:table-row>
        <table:table-row table:style-name="ro17">
          <table:table-cell office:value-type="string" calcext:value-type="string">
            <text:p>Boletín Cultural y Bibliográfico</text:p>
          </table:table-cell>
          <table:table-cell office:value-type="string" calcext:value-type="string">
            <text:p>Proyecto digital temático</text:p>
          </table:table-cell>
          <table:table-cell office:value-type="string" calcext:value-type="string">
            <text:p>Nuestras colecciones</text:p>
          </table:table-cell>
          <table:table-cell office:value-type="string" calcext:value-type="string">
            <text:p>Arte; Ciencias naturales; Ciencias sociales; Literatura</text:p>
          </table:table-cell>
          <table:table-cell office:value-type="string" calcext:value-type="string">
            <text:p>BLA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ttp://www.banrepcultural.org/boletin-cultural/</text:p>
          </table:table-cell>
          <table:table-cell office:value-type="string" calcext:value-type="string">
            <text:p>Revistas culturales; Revistas colombianas; Publicaciones del Banco de la República; Cultura</text:p>
          </table:table-cell>
        </table:table-row>
        <table:table-row table:style-name="ro5">
          <table:table-cell office:value-type="string" calcext:value-type="string">
            <text:p>William Kentridge, Fortuna</text:p>
          </table:table-cell>
          <table:table-cell office:value-type="string" calcext:value-type="string">
            <text:p>Exposición temporal de arte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Subgerencia Cultura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ttp://proyectos.banrepcultural.org/william-kentridge/</text:p>
          </table:table-cell>
          <table:table-cell office:value-type="string" calcext:value-type="string">
            <text:p>Trabajos artísticos; Exposiciones; Crítica e interpretación; Arte sudafricano; Artistas plásticos sudafricanos; Arte contemporáneo; Proyectos digitales; Banco de la República; Museo de Arte del Banco de la República; Subgerencia Cultural</text:p>
          </table:table-cell>
        </table:table-row>
        <table:table-row table:style-name="ro13">
          <table:table-cell office:value-type="string" calcext:value-type="string">
            <text:p>Foto Sady - Recuerdos de la realidad</text:p>
          </table:table-cell>
          <table:table-cell office:value-type="string" calcext:value-type="string">
            <text:p>Exposición bibliográfica</text:p>
          </table:table-cell>
          <table:table-cell office:value-type="string" calcext:value-type="string">
            <text:p>Nuestras colecciones</text:p>
          </table:table-cell>
          <table:table-cell office:value-type="string" calcext:value-type="string">
            <text:p>Arte; Ciencias sociales</text:p>
          </table:table-cell>
          <table:table-cell office:value-type="string" calcext:value-type="string">
            <text:p>Subgerencia Cultura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ttp://proyectos.banrepcultural.org/sady-gonzalez/es</text:p>
          </table:table-cell>
          <table:table-cell office:value-type="string" calcext:value-type="string">
            <text:p>Exposiciones fotográficas; Fotografía colombiana; Fotógrafos colombianos; Historia de Bogotá; Trabajos fotográficos</text:p>
          </table:table-cell>
        </table:table-row>
        <table:table-row table:style-name="ro5">
          <table:table-cell office:value-type="string" calcext:value-type="string">
            <text:p>Álvaro Barrios, la leyenda del sueño. Revisión retrospectiva</text:p>
          </table:table-cell>
          <table:table-cell office:value-type="string" calcext:value-type="string">
            <text:p>Exposición temporal de arte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UAO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ttp://www.banrepcultural.org/alvaro-barrios/</text:p>
          </table:table-cell>
          <table:table-cell office:value-type="string" calcext:value-type="string">
            <text:p>Arte conceptual; Artistas plásticos colombianos; Banco de la República; Dibujantes colombianos; Exposiciones de arte; Grabados; Museo de Arte del Banco de la República; Obras artísticas; Proyectos digitales; Subgerencia Cultural</text:p>
          </table:table-cell>
        </table:table-row>
        <table:table-row table:style-name="ro18">
          <table:table-cell office:value-type="string" calcext:value-type="string">
            <text:p>Asamblea Nacional Constituyente y Constitución de 1991</text:p>
          </table:table-cell>
          <table:table-cell office:value-type="string" calcext:value-type="string">
            <text:p>Proyecto digital temático</text:p>
          </table:table-cell>
          <table:table-cell office:value-type="string" calcext:value-type="string">
            <text:p>Nuestras colecciones</text:p>
          </table:table-cell>
          <table:table-cell office:value-type="string" calcext:value-type="string">
            <text:p>Ciencias sociales</text:p>
          </table:table-cell>
          <table:table-cell office:value-type="string" calcext:value-type="string">
            <text:p>Biblioteca Virtua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ttp://babel.banrepcultural.org/cdm/landingpage/collection/p17054coll28</text:p>
          </table:table-cell>
          <table:table-cell office:value-type="string" calcext:value-type="string">
            <text:p>Asamblea Nacional Constituyente  de 1991; Banco de la República; Constitución política de 1991; Derechos constitucionales; Legislación y jurisprudencia; Participación ciudadana; Política y gobierno; Proyectos digitales; Subgerencia Cultural</text:p>
          </table:table-cell>
        </table:table-row>
        <table:table-row table:style-name="ro17">
          <table:table-cell office:value-type="string" calcext:value-type="string">
            <text:p>Celebrando a Gabriel García Márquez</text:p>
          </table:table-cell>
          <table:table-cell office:value-type="string" calcext:value-type="string">
            <text:p>Proyecto digital temático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Ciencias sociales; Literatura</text:p>
          </table:table-cell>
          <table:table-cell office:value-type="string" calcext:value-type="string">
            <text:p>Subgerencia Cultura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ttp://www.banrepcultural.org/exposiciones/celebrando-gabo</text:p>
          </table:table-cell>
          <table:table-cell office:value-type="string" calcext:value-type="string">
            <text:p>Conmemoración; Escritores colombianos; Nobel de Literatura; Lectura complementaria</text:p>
          </table:table-cell>
        </table:table-row>
        <table:table-row table:style-name="ro19">
          <table:table-cell office:value-type="string" calcext:value-type="string">
            <text:p>Víctor Grippo: Transformación</text:p>
          </table:table-cell>
          <table:table-cell office:value-type="string" calcext:value-type="string">
            <text:p>Exposición temporal de arte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UAO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ttp://proyectos.banrepcultural.org/victor-grippo/</text:p>
          </table:table-cell>
          <table:table-cell office:value-type="string" calcext:value-type="string">
            <text:p>Arte conceptual; Arte argentino; Arte y tecnología; Exposiciones; Vanguardismo</text:p>
          </table:table-cell>
        </table:table-row>
        <table:table-row table:style-name="ro17">
          <table:table-cell office:value-type="string" calcext:value-type="string">
            <text:p>Museo del Oro Tairona - Casa de la Aduana</text:p>
          </table:table-cell>
          <table:table-cell office:value-type="string" calcext:value-type="string">
            <text:p>Exposición permanente</text:p>
          </table:table-cell>
          <table:table-cell office:value-type="string" calcext:value-type="string">
            <text:p>Nuestras colecciones</text:p>
          </table:table-cell>
          <table:table-cell office:value-type="string" calcext:value-type="string">
            <text:p>Ciencias sociales; Arte</text:p>
          </table:table-cell>
          <table:table-cell office:value-type="string" calcext:value-type="string">
            <text:p>Museo del Oro (Bogotá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ttp://proyectos.banrepcultural.org/museo-del-oro-tairona/es</text:p>
          </table:table-cell>
          <table:table-cell office:value-type="string" calcext:value-type="string">
            <text:p>Museografía; Museos; Museos arqueológicos; Museos históricos; Arquitectura de museos</text:p>
          </table:table-cell>
        </table:table-row>
        <table:table-row table:style-name="ro20">
          <table:table-cell office:value-type="string" calcext:value-type="string">
            <text:p>Durero: Grabados 1496-1522</text:p>
          </table:table-cell>
          <table:table-cell office:value-type="string" calcext:value-type="string">
            <text:p>Exposición temporal de arte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UAO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ttp://proyectos.banrepcultural.org/durero/es</text:p>
          </table:table-cell>
          <table:table-cell office:value-type="string" calcext:value-type="string">
            <text:p>Grabado; Grabado renacentista; Grabadores</text:p>
          </table:table-cell>
        </table:table-row>
        <table:table-row table:style-name="ro19">
          <table:table-cell office:value-type="string" calcext:value-type="string">
            <text:p>Ricardo Gómez Campuzano</text:p>
          </table:table-cell>
          <table:table-cell office:value-type="string" calcext:value-type="string">
            <text:p>Exposición permanente</text:p>
          </table:table-cell>
          <table:table-cell office:value-type="string" calcext:value-type="string">
            <text:p>Nuestras colecciones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UAO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ttp://www.banrepcultural.org/exposiciones/ricardo-gomez-campuzano</text:p>
          </table:table-cell>
          <table:table-cell office:value-type="string" calcext:value-type="string">
            <text:p>Exposiciones artísticas; Pintores colombianos; Coleccionistas y colecciones; Identidad cultural</text:p>
          </table:table-cell>
        </table:table-row>
        <table:table-row table:style-name="ro10">
          <table:table-cell office:value-type="string" calcext:value-type="string">
            <text:p>Graciela Sacco</text:p>
          </table:table-cell>
          <table:table-cell office:value-type="string" calcext:value-type="string">
            <text:p>Exposición temporal de arte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UAO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://proyectos.banrepcultural.org/graciela-sacco/</text:p>
          </table:table-cell>
          <table:table-cell office:value-type="string" calcext:value-type="string">
            <text:p>Arte argentino; Arte contemporáneo; Artistas plásticos argentinos; Banco de la República; Exposiciones; Museo de Arte del Banco de la República; Proyectos digitales; Subgerencia Cultural; Trabajos artísticos</text:p>
          </table:table-cell>
        </table:table-row>
        <table:table-row table:style-name="ro4">
          <table:table-cell office:value-type="string" calcext:value-type="string">
            <text:p>Hernán Díaz. Revelado. Retratos, sesiones y hojas de contacto</text:p>
          </table:table-cell>
          <table:table-cell office:value-type="string" calcext:value-type="string">
            <text:p>Exposición temporal de arte</text:p>
          </table:table-cell>
          <table:table-cell office:value-type="string" calcext:value-type="string">
            <text:p>Nuestras colecciones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Subgerencia Cultura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://proyectos.banrepcultural.org/hernan-diaz/</text:p>
          </table:table-cell>
          <table:table-cell office:value-type="string" calcext:value-type="string">
            <text:p>Arte contemporáneo; Banco de la República; Exposiciones; Fotógrafos colombianos; Personajes celebres; Proyectos digitales; Siglo XX; Subgerencia Cultural</text:p>
          </table:table-cell>
        </table:table-row>
        <table:table-row table:style-name="ro10">
          <table:table-cell office:value-type="string" calcext:value-type="string">
            <text:p>La Paz Se Toma La Palabra</text:p>
          </table:table-cell>
          <table:table-cell office:value-type="string" calcext:value-type="string">
            <text:p>Proyecto digital temático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Arte; Ciencias sociales</text:p>
          </table:table-cell>
          <table:table-cell office:value-type="string" calcext:value-type="string">
            <text:p>Subgerencia Cultura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://proyectos.banrepcultural.org/proyecto-paz/</text:p>
          </table:table-cell>
          <table:table-cell office:value-type="string" calcext:value-type="string">
            <text:p>Banco de la República; Biblioteca Luis Ángel Arango; Colecciones; Conflicto interno; Dibulos; Historia; Paz; Política y gobierno; Posconflicto; Proyectos digitales; Relatos personales; Subgerencia Cultural; Talleres</text:p>
          </table:table-cell>
        </table:table-row>
        <table:table-row table:style-name="ro11">
          <table:table-cell office:value-type="string" calcext:value-type="string">
            <text:p>Fondos Abiertos</text:p>
          </table:table-cell>
          <table:table-cell office:value-type="string" calcext:value-type="string">
            <text:p>Proyecto digital temático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Literatura; Ciencias sociales</text:p>
          </table:table-cell>
          <table:table-cell office:value-type="string" calcext:value-type="string">
            <text:p>Biblioteca Virtua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://www.banrepcultural.org/proyectos/fondos-abiertos</text:p>
          </table:table-cell>
          <table:table-cell office:value-type="string" calcext:value-type="string">
            <text:p>Aspectos sociales; Banco de la República; Biblioteca Luis Ángel Arango; Economía; Literatura colombiana; Poesía colombiana; Política y gobierno; Proyectos digitales; Subgerencia Cultural</text:p>
          </table:table-cell>
        </table:table-row>
        <table:table-row table:style-name="ro21">
          <table:table-cell office:value-type="string" calcext:value-type="string">
            <text:p>La Lechuga, el tesoro que deslumbró en el Prado regresa a casa</text:p>
          </table:table-cell>
          <table:table-cell office:value-type="string" calcext:value-type="string">
            <text:p>Exposición permanente</text:p>
          </table:table-cell>
          <table:table-cell office:value-type="string" calcext:value-type="string">
            <text:p>Nuestras colecciones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UAO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://www.banrepcultural.org/coleccion-de-arte-banco-de-la-republica/la-lechuga</text:p>
          </table:table-cell>
          <table:table-cell office:value-type="string" calcext:value-type="string">
            <text:p>Arte Colonial; Arte religioso; Banco de la República; Colección de Arte del Banco de la República; Custodias; Exposiciones; Iglesia de San Ignacio de Bogotá; La lechuga; Metales preciosas; Museo de Arte del Banco de la República; Orfebrería; Piedras preciosas; Piezas litúrgicas; Proyectos digitales</text:p>
          </table:table-cell>
        </table:table-row>
        <table:table-row table:style-name="ro18">
          <table:table-cell office:value-type="string" calcext:value-type="string">
            <text:p>Colección de Arte del Banco de la República</text:p>
          </table:table-cell>
          <table:table-cell office:value-type="string" calcext:value-type="string">
            <text:p>Exposición permanente</text:p>
          </table:table-cell>
          <table:table-cell office:value-type="string" calcext:value-type="string">
            <text:p>Nuestras colecciones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Subgerencia Cultura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://www.banrepcultural.org/coleccion-de-arte-banco-de-la-republica/</text:p>
          </table:table-cell>
          <table:table-cell office:value-type="string" calcext:value-type="string">
            <text:p>Artes plásticas; Banco de la República; Biblioteca Luis Ángel Arango; Colección de Arte del Banco de la República; Esculturas; Exposición de arte permanentes; Pinturas; Proyectos digitales; Proyectos especiales; Servicios; Subgerencia Cultural</text:p>
          </table:table-cell>
        </table:table-row>
        <table:table-row table:style-name="ro13">
          <table:table-cell office:value-type="string" calcext:value-type="string">
            <text:p>¡Todo el poder para el pueblo! Emory Douglas y las Panteras Negras</text:p>
          </table:table-cell>
          <table:table-cell office:value-type="string" calcext:value-type="string">
            <text:p>Exposición temporal de arte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Arte; Ciencias sociales</text:p>
          </table:table-cell>
          <table:table-cell office:value-type="string" calcext:value-type="string">
            <text:p>UAO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banrepcultural.org/exposiciones/todo-el-poder-para-el-pueblo</text:p>
          </table:table-cell>
          <table:table-cell office:value-type="string" calcext:value-type="string">
            <text:p>Luchas sociales; Propaganda política; Arte disidente; Arte e historia; Arte y revoluciones; Arte negro</text:p>
          </table:table-cell>
        </table:table-row>
        <table:table-row table:style-name="ro22">
          <table:table-cell office:value-type="string" calcext:value-type="string">
            <text:p>Johanna Calle: Silentes 1985-2015</text:p>
          </table:table-cell>
          <table:table-cell office:value-type="string" calcext:value-type="string">
            <text:p>Exposición temporal de arte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UAO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://proyectos.banrepcultural.org/johanna-calle/es</text:p>
          </table:table-cell>
          <table:table-cell office:value-type="string" calcext:value-type="string">
            <text:p>Dibujo; Estética; Artes de representación; Arte conceptual</text:p>
          </table:table-cell>
        </table:table-row>
        <table:table-row table:style-name="ro23">
          <table:table-cell office:value-type="string" calcext:value-type="string">
            <text:p>Museo etnográfico del Banco de la República</text:p>
          </table:table-cell>
          <table:table-cell office:value-type="string" calcext:value-type="string">
            <text:p>Exposición permanente</text:p>
          </table:table-cell>
          <table:table-cell office:value-type="string" calcext:value-type="string">
            <text:p>Nuestras colecciones</text:p>
          </table:table-cell>
          <table:table-cell office:value-type="string" calcext:value-type="string">
            <text:p>Ciencias sociales</text:p>
          </table:table-cell>
          <table:table-cell office:value-type="string" calcext:value-type="string">
            <text:p>Subgerencia Cultura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://proyectos.banrepcultural.org/museo-etnografico/es</text:p>
          </table:table-cell>
          <table:table-cell office:value-type="string" calcext:value-type="string">
            <text:p>Museografía; Museos; Museos arqueológicos; Museos históricos; Arquitectura de museos; Museos antropológicos</text:p>
          </table:table-cell>
        </table:table-row>
        <table:table-row table:style-name="ro12">
          <table:table-cell office:value-type="string" calcext:value-type="string">
            <text:p>Muerte Barroca</text:p>
          </table:table-cell>
          <table:table-cell office:value-type="string" calcext:value-type="string">
            <text:p>Exposición temporal de arte</text:p>
          </table:table-cell>
          <table:table-cell office:value-type="string" calcext:value-type="string">
            <text:p>Nuestras colecciones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Subgerencia Cultura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://www.banrepcultural.org/coleccion-de-arte-banco-de-la-republica/muerte-barroca</text:p>
          </table:table-cell>
          <table:table-cell office:value-type="string" calcext:value-type="string">
            <text:p>Arte colonial; Arte cristiano; Banco de la República; Colección de Arte del Banco de la República; Exposiciones; Monjas; Muerte; Museo de Arte del Banco de la República; Órdenes religiosas de mujeres; Proyectos digitales; Retratos; Siglo XIX; Subgerencia Cultural</text:p>
          </table:table-cell>
        </table:table-row>
        <table:table-row table:style-name="ro24">
          <table:table-cell office:value-type="string" calcext:value-type="string">
            <text:p>Aparente ingenuidad - Rompecabezas</text:p>
          </table:table-cell>
          <table:table-cell office:value-type="string" calcext:value-type="string">
            <text:p>Juegos e interactivos</text:p>
          </table:table-cell>
          <table:table-cell office:value-type="string" calcext:value-type="string">
            <text:p>Nuestras colecciones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Subgerencia Cultura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://www.banrepcultural.org/aparente-ingenuidad-rompecabezas/</text:p>
          </table:table-cell>
          <table:table-cell office:value-type="string" calcext:value-type="string">
            <text:p>Amperente ingenuidad; Arte primitivista; Banco de la República; Colección de Arte del Banco de la República; Exposiciones; Juegos; Museo de Arte del Banco de la República; Naïf (ingenuo); Pintores primitivistas; Pinturas; Rompecabezas; Siglo XIX; Siglo XX; Subgerencia Cultural; Aplicaciones</text:p>
          </table:table-cell>
        </table:table-row>
        <table:table-row table:style-name="ro24">
          <table:table-cell office:value-type="string" calcext:value-type="string">
            <text:p>Aparente ingenuidad - ¿Dónde estás Jaguar?</text:p>
          </table:table-cell>
          <table:table-cell office:value-type="string" calcext:value-type="string">
            <text:p>Juegos e interactivos</text:p>
          </table:table-cell>
          <table:table-cell office:value-type="string" calcext:value-type="string">
            <text:p>Nuestras colecciones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Subgerencia Cultura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://www.banrepcultural.org/donde-estas-jaguar/</text:p>
          </table:table-cell>
          <table:table-cell office:value-type="string" calcext:value-type="string">
            <text:p>Amperente ingenuidad; Arte primitivista; Banco de la República; Colección de Arte del Banco de la República; Exposiciones; Juegos; Museo de Arte del Banco de la República; Naïf (ingenuo); Pintores primitivistas; Pinturas; Busquedas; Siglo XIX; Siglo XX; Subgerencia Cultural; Aplicaciones</text:p>
          </table:table-cell>
        </table:table-row>
        <table:table-row table:style-name="ro15">
          <table:table-cell office:value-type="string" calcext:value-type="string">
            <text:p>Imágenes y relatos de un viaje por Colombia</text:p>
          </table:table-cell>
          <table:table-cell office:value-type="string" calcext:value-type="string">
            <text:p>Proyecto digital temático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Arte; Ciencias naturales; Ciencias sociales; Literatura</text:p>
          </table:table-cell>
          <table:table-cell office:value-type="string" calcext:value-type="string">
            <text:p>Biblioteca Virtua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://www.banrep.gov.co/impresiones-de-un-viaje/</text:p>
          </table:table-cell>
          <table:table-cell office:value-type="string" calcext:value-type="string">
            <text:p>Banco de la República; Ciudades y pueblos; Descripciones y viajes; Fauna; Fiestas y costumbres; Flora; Gente; Geografía; Medios y modos de viaje; Proyectos digitales; Reseñas; Subgerencia Cultural; Trabajo y técnica; Vestigios Arqueológicos; Vías de comunicación; Vida social y costumbres</text:p>
          </table:table-cell>
        </table:table-row>
        <table:table-row table:style-name="ro22">
          <table:table-cell office:value-type="string" calcext:value-type="string">
            <text:p>Salto de Tequendama y su historia</text:p>
          </table:table-cell>
          <table:table-cell office:value-type="string" calcext:value-type="string">
            <text:p>Proyecto digital temático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Ciencias naturales</text:p>
          </table:table-cell>
          <table:table-cell office:value-type="string" calcext:value-type="string">
            <text:p>Biblioteca Virtua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://www.banrepcultural.org/proyectos/el-salto-de-tequendama</text:p>
          </table:table-cell>
          <table:table-cell office:value-type="string" calcext:value-type="string">
            <text:p>Salto de tequendama; Ecología; Recurso Hidrológico</text:p>
          </table:table-cell>
        </table:table-row>
        <table:table-row table:style-name="ro22">
          <table:table-cell office:value-type="string" calcext:value-type="string">
            <text:p>Joan Fontcuberta: pareidolia</text:p>
          </table:table-cell>
          <table:table-cell office:value-type="string" calcext:value-type="string">
            <text:p>Exposición temporal de arte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UAOC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://proyectos.banrepcultural.org/joan-fontcuberta/es</text:p>
          </table:table-cell>
          <table:table-cell office:value-type="string" calcext:value-type="string">
            <text:p>Fotografía artística; Exposiciones de fotografía; Artista catalán</text:p>
          </table:table-cell>
        </table:table-row>
        <table:table-row table:style-name="ro2">
          <table:table-cell office:value-type="string" calcext:value-type="string">
            <text:p>Luis Roldán: Periplo Una retrospectiva</text:p>
          </table:table-cell>
          <table:table-cell office:value-type="string" calcext:value-type="string">
            <text:p>Exposición temporal de arte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UAOC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://proyectos.banrepcultural.org/luis-roldan/es</text:p>
          </table:table-cell>
          <table:table-cell office:value-type="string" calcext:value-type="string">
            <text:p>Arte colombiano; Artistas colombianos; Pintura colombiana; Vanguardismo; Modernidad (arte); Pinturas; Exposiciones</text:p>
          </table:table-cell>
        </table:table-row>
        <table:table-row table:style-name="ro19">
          <table:table-cell office:value-type="string" calcext:value-type="string">
            <text:p>Museo de oro Nariño</text:p>
          </table:table-cell>
          <table:table-cell office:value-type="string" calcext:value-type="string">
            <text:p>Exposición permanente</text:p>
          </table:table-cell>
          <table:table-cell office:value-type="string" calcext:value-type="string">
            <text:p>Nuestras colecciones</text:p>
          </table:table-cell>
          <table:table-cell office:value-type="string" calcext:value-type="string">
            <text:p>Ciencias sociales; Arte</text:p>
          </table:table-cell>
          <table:table-cell office:value-type="string" calcext:value-type="string">
            <text:p>Museo del Oro (Bogotá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://proyectos.banrepcultural.org/museo-del-oro-narino/es</text:p>
          </table:table-cell>
          <table:table-cell office:value-type="string" calcext:value-type="string">
            <text:p>Museografía; Museos; Museos arqueológicos; Museos históricos; Museos antropológicos</text:p>
          </table:table-cell>
        </table:table-row>
        <table:table-row table:style-name="ro13">
          <table:table-cell office:value-type="string" calcext:value-type="string">
            <text:p>Cancionero escolar</text:p>
          </table:table-cell>
          <table:table-cell office:value-type="string" calcext:value-type="string">
            <text:p>Juegos e interactivos</text:p>
          </table:table-cell>
          <table:table-cell office:value-type="string" calcext:value-type="string">
            <text:p>Nuestras colecciones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Biblioteca Virtua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ttp://www.banrepcultural.org/cancionero/</text:p>
          </table:table-cell>
          <table:table-cell office:value-type="string" calcext:value-type="string">
            <text:p>Biblioteca Aldeana de Colombia; Canciones infantiles; Música colombiana; Música para canto; Partituras</text:p>
          </table:table-cell>
        </table:table-row>
        <table:table-row table:style-name="ro19">
          <table:table-cell office:value-type="string" calcext:value-type="string">
            <text:p>Henri Cartier-Bresson, fotógrafo</text:p>
          </table:table-cell>
          <table:table-cell office:value-type="string" calcext:value-type="string">
            <text:p>Exposición temporal de arte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UAOC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ttp://proyectos.banrepcultural.org/henri-cartier-bresson/es</text:p>
          </table:table-cell>
          <table:table-cell office:value-type="string" calcext:value-type="string">
            <text:p>Fotografía artística; Reportajes fotográficos; Retratos; Exposición fotográfica; Fotógrafo francés</text:p>
          </table:table-cell>
        </table:table-row>
        <table:table-row table:style-name="ro16">
          <table:table-cell office:value-type="string" calcext:value-type="string">
            <text:p>Piel de bahareque</text:p>
          </table:table-cell>
          <table:table-cell office:value-type="string" calcext:value-type="string">
            <text:p>Proyecto digital temático</text:p>
          </table:table-cell>
          <table:table-cell office:value-type="string" calcext:value-type="string">
            <text:p>Nuestras colecciones</text:p>
          </table:table-cell>
          <table:table-cell office:value-type="string" calcext:value-type="string">
            <text:p>Arte; Ciencias sociales</text:p>
          </table:table-cell>
          <table:table-cell office:value-type="string" calcext:value-type="string">
            <text:p>CC Manizal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ttp://proyectos.banrepcultural.org/arquitectura-bahareque-manizales/</text:p>
          </table:table-cell>
          <table:table-cell office:value-type="string" calcext:value-type="string">
            <text:p>Arquitectura republicana; Diseño arquitectónico; Arquitectura - conservación y restauración; Arquitectura y sociedad; Investigación arquitectónica</text:p>
          </table:table-cell>
        </table:table-row>
        <table:table-row table:style-name="ro25">
          <table:table-cell office:value-type="string" calcext:value-type="string">
            <text:p>60 años de la BLAA, liderando una red cultural</text:p>
          </table:table-cell>
          <table:table-cell office:value-type="string" calcext:value-type="string">
            <text:p>Exposición bibliográfica</text:p>
          </table:table-cell>
          <table:table-cell office:value-type="string" calcext:value-type="string">
            <text:p>Nuestras colecciones</text:p>
          </table:table-cell>
          <table:table-cell office:value-type="string" calcext:value-type="string">
            <text:p>Ciencias sociales</text:p>
          </table:table-cell>
          <table:table-cell office:value-type="string" calcext:value-type="string">
            <text:p>BLA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ttp://www.banrepcultural.org/exposiciones/blaa-60-red-cultural</text:p>
          </table:table-cell>
          <table:table-cell office:value-type="string" calcext:value-type="string">
            <text:p>Patrimonio documental; Cultura; Lenguaje y cultura; Fondos documentales</text:p>
          </table:table-cell>
        </table:table-row>
        <table:table-row table:style-name="ro8">
          <table:table-cell office:value-type="string" calcext:value-type="string">
            <text:p>Y he aquí la luz (Et voici la lumière). Obras contemporáneas - Centre national des arts plastiques</text:p>
          </table:table-cell>
          <table:table-cell office:value-type="string" calcext:value-type="string">
            <text:p>Exposición temporal de arte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UAOC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ttp://proyectos.banrepcultural.org/cnap/es</text:p>
          </table:table-cell>
          <table:table-cell office:value-type="string" calcext:value-type="string">
            <text:p>Estética; Fotografía artística; Música en el arte; Objetos de arte; Video artístico; Composición (arte); Filosofía del arte; Museos de arte; Arte conceptual; Arte disidente; Arte y tecnología;</text:p>
          </table:table-cell>
        </table:table-row>
        <table:table-row table:style-name="ro16">
          <table:table-cell office:value-type="string" calcext:value-type="string">
            <text:p>Los Carpinteros: la cosa está candela</text:p>
          </table:table-cell>
          <table:table-cell office:value-type="string" calcext:value-type="string">
            <text:p>Exposición temporal de arte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UAOC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ttp://proyectos.banrepcultural.org/los-carpinteros/es</text:p>
          </table:table-cell>
          <table:table-cell office:value-type="string" calcext:value-type="string">
            <text:p>Arte contemporáneo latinoamericano; Artistas cubanos; Exposiciones de arte; Objetos de arte; Arte conceptual; Filosofía del arte moderno</text:p>
          </table:table-cell>
        </table:table-row>
        <table:table-row table:style-name="ro19">
          <table:table-cell office:value-type="string" calcext:value-type="string">
            <text:p>Libretas de dibujos: reencuentros de memoria gráfica</text:p>
          </table:table-cell>
          <table:table-cell office:value-type="string" calcext:value-type="string">
            <text:p>Exposición temporal de arte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BLAA; UAOC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ttp://proyectos.banrepcultural.org/libretas-de-dibujos/</text:p>
          </table:table-cell>
          <table:table-cell office:value-type="string" calcext:value-type="string">
            <text:p>Libros de artistas; Libretas de artistas; Ilustración de libros; Exposición de dibujos; Dibujos</text:p>
          </table:table-cell>
        </table:table-row>
        <table:table-row table:style-name="ro23">
          <table:table-cell office:value-type="string" calcext:value-type="string">
            <text:p>Nuevos nombres 2017 - 2018</text:p>
          </table:table-cell>
          <table:table-cell office:value-type="string" calcext:value-type="string">
            <text:p>Exposición de arte</text:p>
          </table:table-cell>
          <table:table-cell office:value-type="string" calcext:value-type="string">
            <text:p>Nuestras colecciones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UAOC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ttp://proyectos.banrepcultural.org/nuevos-nombres-2017/es</text:p>
          </table:table-cell>
          <table:table-cell office:value-type="string" calcext:value-type="string">
            <text:p>Intervención artística; Instalación artística; Exposiciones; Museos de arte; Filosofía de la arquitectura; Filosofía del arte</text:p>
          </table:table-cell>
        </table:table-row>
        <table:table-row table:style-name="ro26">
          <table:table-cell office:value-type="string" calcext:value-type="string">
            <text:p>Partería, saber ancestral y práctica viva</text:p>
          </table:table-cell>
          <table:table-cell office:value-type="string" calcext:value-type="string">
            <text:p>Exposición temporal de arte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Ciencias sociales</text:p>
          </table:table-cell>
          <table:table-cell office:value-type="string" calcext:value-type="string">
            <text:p>CC Buenaventur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ttp://proyectos.banrepcultural.org/parteria/es</text:p>
          </table:table-cell>
          <table:table-cell office:value-type="string" calcext:value-type="string">
            <text:p>Parteras; Patrimonio inmaterial; Folclor; Tradición</text:p>
          </table:table-cell>
        </table:table-row>
        <table:table-row table:style-name="ro25">
          <table:table-cell office:value-type="string" calcext:value-type="string">
            <text:p>Decir el lugar</text:p>
          </table:table-cell>
          <table:table-cell office:value-type="string" calcext:value-type="string">
            <text:p>Juegos e interactivos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Subgerencia Cultura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ttps://www.banrepcultural.org/decir-el-lugar</text:p>
          </table:table-cell>
          <table:table-cell office:value-type="string" calcext:value-type="string">
            <text:p>Paisajes; Naturaleza en el arte; Pintura de paisajes; Arquitectura del paisaje</text:p>
          </table:table-cell>
        </table:table-row>
        <table:table-row table:style-name="ro22">
          <table:table-cell office:value-type="string" calcext:value-type="string">
            <text:p>Molas. Capas de sabiduría</text:p>
          </table:table-cell>
          <table:table-cell office:value-type="string" calcext:value-type="string">
            <text:p>Juegos e interactivos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Arte; Ciencias sociales</text:p>
          </table:table-cell>
          <table:table-cell office:value-type="string" calcext:value-type="string">
            <text:p>Museo del Or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ttp://www.banrepcultural.org/molas-rompecabezas/</text:p>
          </table:table-cell>
          <table:table-cell office:value-type="string" calcext:value-type="string">
            <text:p>Molas; Grupos étnicos; Gunadule; Textiles; Cosmogonía</text:p>
          </table:table-cell>
        </table:table-row>
        <table:table-row table:style-name="ro19">
          <table:table-cell office:value-type="string" calcext:value-type="string">
            <text:p>Formas de la memoria</text:p>
          </table:table-cell>
          <table:table-cell office:value-type="string" calcext:value-type="string">
            <text:p>Exposición temporal de arte</text:p>
          </table:table-cell>
          <table:table-cell office:value-type="string" calcext:value-type="string">
            <text:p>Nuestras colecciones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UAOC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ttp://www.banrepcultural.org/coleccion-de-arte-banco-de-la-republica/formas-de-la-memoria</text:p>
          </table:table-cell>
          <table:table-cell office:value-type="string" calcext:value-type="string">
            <text:p>Exposiciones de arte; Arte contemporáneo; Arte moderno; Arte colombiano; Memoria</text:p>
          </table:table-cell>
        </table:table-row>
        <table:table-row table:style-name="ro19">
          <table:table-cell office:value-type="string" calcext:value-type="string">
            <text:p>Decir el lugar. Testimonios del paisaje colombiano</text:p>
          </table:table-cell>
          <table:table-cell office:value-type="string" calcext:value-type="string">
            <text:p>Exposición temporal de arte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UAOC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ttp://www.banrepcultural.org/coleccion-de-arte-banco-de-la-republica/decir-el-lugar</text:p>
          </table:table-cell>
          <table:table-cell office:value-type="string" calcext:value-type="string">
            <text:p>Coleccionistas y colecciones; Arte y cultura; Exposiciones artísticas; Pintura de paisajes</text:p>
          </table:table-cell>
        </table:table-row>
        <table:table-row table:style-name="ro16">
          <table:table-cell office:value-type="string" calcext:value-type="string">
            <text:p>¡Luz, más luz! Leo Matiz en las colecciones del Banco de la República</text:p>
          </table:table-cell>
          <table:table-cell office:value-type="string" calcext:value-type="string">
            <text:p>Exposición temporal de arte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UAOC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ttp://proyectos.banrepcultural.org/leo-matiz/es</text:p>
          </table:table-cell>
          <table:table-cell office:value-type="string" calcext:value-type="string">
            <text:p>Fotografía artística; Fotografía abstracta; Exposición fotográfica; Reportajes fotográficos; Fotografías; Fotógrafo colombiano; Modernidad artística</text:p>
          </table:table-cell>
        </table:table-row>
        <table:table-row table:style-name="ro2">
          <table:table-cell office:value-type="string" calcext:value-type="string">
            <text:p>BLAA 60 años</text:p>
          </table:table-cell>
          <table:table-cell office:value-type="string" calcext:value-type="string">
            <text:p>Exposición bibliográfica</text:p>
          </table:table-cell>
          <table:table-cell office:value-type="string" calcext:value-type="string">
            <text:p>Nuestras colecciones</text:p>
          </table:table-cell>
          <table:table-cell office:value-type="string" calcext:value-type="string">
            <text:p>Ciencias sociales; Literatura</text:p>
          </table:table-cell>
          <table:table-cell office:value-type="string" calcext:value-type="string">
            <text:p>BLA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ttp://www.banrepcultural.org/proyectos/blaa-60</text:p>
          </table:table-cell>
          <table:table-cell office:value-type="string" calcext:value-type="string">
            <text:p>Cumpleaños; Conmemoración; Bibliotecas; Bibliotecas - Historia; Bibliotecas de investigación; Biblioteca pública; Bibliotecas y comunidad</text:p>
          </table:table-cell>
        </table:table-row>
        <table:table-row table:style-name="ro2">
          <table:table-cell office:value-type="string" calcext:value-type="string">
            <text:p>El sueño de la razón</text:p>
          </table:table-cell>
          <table:table-cell office:value-type="string" calcext:value-type="string">
            <text:p>Exposición temporal de arte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UAOC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ttp://proyectos.banrepcultural.org/el-sueno-de-la-razon/es</text:p>
          </table:table-cell>
          <table:table-cell office:value-type="string" calcext:value-type="string">
            <text:p>Exposiciones de arte; Filosofía del arte moderno; Museos de arte; Apreciación del arte; Estética; Objetos del arte; Arte conceptual</text:p>
          </table:table-cell>
        </table:table-row>
        <table:table-row table:style-name="ro13">
          <table:table-cell office:value-type="string" calcext:value-type="string">
            <text:p>Centro de Memorias Orales</text:p>
          </table:table-cell>
          <table:table-cell office:value-type="string" calcext:value-type="string">
            <text:p>Proyecto digital temático</text:p>
          </table:table-cell>
          <table:table-cell office:value-type="string" calcext:value-type="string">
            <text:p>Nuestras colecciones</text:p>
          </table:table-cell>
          <table:table-cell office:value-type="string" calcext:value-type="string">
            <text:p>Ciencias sociales; Literatura</text:p>
          </table:table-cell>
          <table:table-cell office:value-type="string" calcext:value-type="string">
            <text:p>Subgerencia Cultura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ttp://babel.banrepcultural.org/digital/collection/p17054coll11</text:p>
          </table:table-cell>
          <table:table-cell office:value-type="string" calcext:value-type="string">
            <text:p>Coleccionistas y colecciones; Memoria oral; Historias de vida; Relatos comunes; Comunidades; Costumbres y vida</text:p>
          </table:table-cell>
        </table:table-row>
        <table:table-row table:style-name="ro22">
          <table:table-cell office:value-type="string" calcext:value-type="string">
            <text:p>Zurbarán en el MAMU</text:p>
          </table:table-cell>
          <table:table-cell office:value-type="string" calcext:value-type="string">
            <text:p>Exposición temporal de arte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UAOC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ttp://www.banrepcultural.org/exposiciones/agnus-dei</text:p>
          </table:table-cell>
          <table:table-cell office:value-type="string" calcext:value-type="string">
            <text:p>Barroco; Arte y religión; Exposiciones artísticas; Museos de arte</text:p>
          </table:table-cell>
        </table:table-row>
        <table:table-row table:style-name="ro23">
          <table:table-cell office:value-type="string" calcext:value-type="string">
            <text:p>Evidencias para una nación (BLAA 60 años)</text:p>
          </table:table-cell>
          <table:table-cell office:value-type="string" calcext:value-type="string">
            <text:p>Exposición bibliográfica</text:p>
          </table:table-cell>
          <table:table-cell office:value-type="string" calcext:value-type="string">
            <text:p>Nuestras colecciones</text:p>
          </table:table-cell>
          <table:table-cell office:value-type="string" calcext:value-type="string">
            <text:p>Ciencias sociales</text:p>
          </table:table-cell>
          <table:table-cell office:value-type="string" calcext:value-type="string">
            <text:p>BLA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ttp://proyectos.banrepcultural.org/evidencias-para-una-nacion/</text:p>
          </table:table-cell>
          <table:table-cell office:value-type="string" calcext:value-type="string">
            <text:p>Colecciones documentales; Coleccionistas y colecciones; Desarrollo de colecciones bibliográficas; Identidad cultural</text:p>
          </table:table-cell>
        </table:table-row>
        <table:table-row table:style-name="ro17">
          <table:table-cell office:value-type="string" calcext:value-type="string">
            <text:p>Archivo de exposiciones temporales del Museo del Oro</text:p>
          </table:table-cell>
          <table:table-cell office:value-type="string" calcext:value-type="string">
            <text:p>Exposición temporal</text:p>
          </table:table-cell>
          <table:table-cell office:value-type="string" calcext:value-type="string">
            <text:p>Nuestras colecciones</text:p>
          </table:table-cell>
          <table:table-cell office:value-type="string" calcext:value-type="string">
            <text:p>Arte; Ciencias sociales</text:p>
          </table:table-cell>
          <table:table-cell office:value-type="string" calcext:value-type="string">
            <text:p>Museo del Or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ttp://www.banrepcultural.org/exposiciones/temporales-museo-del-oro</text:p>
          </table:table-cell>
          <table:table-cell office:value-type="string" calcext:value-type="string">
            <text:p>Museos arqueológicos; Patrimonio; Coleccionistas y colecciones; Exposiciones; Antropología</text:p>
          </table:table-cell>
        </table:table-row>
        <table:table-row table:style-name="ro25">
          <table:table-cell office:value-type="string" calcext:value-type="string">
            <text:p>Exposiciones permanentes del Museo del Oro</text:p>
          </table:table-cell>
          <table:table-cell office:value-type="string" calcext:value-type="string">
            <text:p>Exposición permanente</text:p>
          </table:table-cell>
          <table:table-cell office:value-type="string" calcext:value-type="string">
            <text:p>Nuestras colecciones</text:p>
          </table:table-cell>
          <table:table-cell office:value-type="string" calcext:value-type="string">
            <text:p>Arte; Ciencias sociales</text:p>
          </table:table-cell>
          <table:table-cell office:value-type="string" calcext:value-type="string">
            <text:p>Museo del Or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ttp://www.banrepcultural.org/exposiciones/permanentes-museo-del-oro</text:p>
          </table:table-cell>
          <table:table-cell office:value-type="string" calcext:value-type="string">
            <text:p>Museos arqueológicos; Patrimonio arqueológico; Coleccionistas y colecciones</text:p>
          </table:table-cell>
        </table:table-row>
        <table:table-row table:style-name="ro23">
          <table:table-cell office:value-type="string" calcext:value-type="string">
            <text:p>Exposiciones internacionales del Museo del Oro</text:p>
          </table:table-cell>
          <table:table-cell office:value-type="string" calcext:value-type="string">
            <text:p>Exposición permanente</text:p>
          </table:table-cell>
          <table:table-cell office:value-type="string" calcext:value-type="string">
            <text:p>Nuestras colecciones</text:p>
          </table:table-cell>
          <table:table-cell office:value-type="string" calcext:value-type="string">
            <text:p>Arte; Ciencias sociales</text:p>
          </table:table-cell>
          <table:table-cell office:value-type="string" calcext:value-type="string">
            <text:p>Museo del Or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ttp://www.banrepcultural.org/bogota/museo-del-oro/contenido/exposiciones-internacionales-del-museo-del-oro</text:p>
          </table:table-cell>
          <table:table-cell office:value-type="string" calcext:value-type="string">
            <text:p>Exposiciones artísticas; Patrimonio arqueológico; Museos arqueológicos; Museos de historia natural</text:p>
          </table:table-cell>
        </table:table-row>
        <table:table-row table:style-name="ro19">
          <table:table-cell office:value-type="string" calcext:value-type="string">
            <text:p>Campo a través</text:p>
          </table:table-cell>
          <table:table-cell office:value-type="string" calcext:value-type="string">
            <text:p>Exposición temporal de arte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UAOC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ttp://www.banrepcultural.org/coleccion-de-arte-banco-de-la-republica/campo-a-traves</text:p>
          </table:table-cell>
          <table:table-cell office:value-type="string" calcext:value-type="string">
            <text:p>Coleccionistas y colecciones; Arte y cultura; Exposiciones artísticas</text:p>
          </table:table-cell>
        </table:table-row>
        <table:table-row table:style-name="ro22">
          <table:table-cell office:value-type="string" calcext:value-type="string">
            <text:p>Habitación compartida</text:p>
          </table:table-cell>
          <table:table-cell office:value-type="string" calcext:value-type="string">
            <text:p>Exposición temporal de arte</text:p>
          </table:table-cell>
          <table:table-cell office:value-type="string" calcext:value-type="string">
            <text:p>Nuestras colecciones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UAOC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ttp://www.banrepcultural.org/exposiciones/habitacion-compartida</text:p>
          </table:table-cell>
          <table:table-cell office:value-type="string" calcext:value-type="string">
            <text:p>Exposiciones de arte; Arte colombiano; Colecciones y coleccionistas</text:p>
          </table:table-cell>
        </table:table-row>
        <table:table-row table:style-name="ro17">
          <table:table-cell office:value-type="string" calcext:value-type="string">
            <text:p>Delimitar</text:p>
          </table:table-cell>
          <table:table-cell office:value-type="string" calcext:value-type="string">
            <text:p>Exposición temporal de arte</text:p>
          </table:table-cell>
          <table:table-cell office:value-type="string" calcext:value-type="string">
            <text:p>Nuestras colecciones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UAOC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ttp://www.banrepcultural.org/coleccion-de-arte-banco-de-la-republica/delimitar</text:p>
          </table:table-cell>
          <table:table-cell office:value-type="string" calcext:value-type="string">
            <text:p>Coleccionistas y colecciones; Arte y cultura; Museos de arte</text:p>
          </table:table-cell>
        </table:table-row>
        <table:table-row table:style-name="ro23">
          <table:table-cell office:value-type="string" calcext:value-type="string">
            <text:p>Monstruos en papel</text:p>
          </table:table-cell>
          <table:table-cell office:value-type="string" calcext:value-type="string">
            <text:p>Exposición temporal de arte</text:p>
          </table:table-cell>
          <table:table-cell office:value-type="string" calcext:value-type="string">
            <text:p>Nuestras colecciones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UAOC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ttp://www.banrepcultural.org/exposiciones/monstruos-en-papel</text:p>
          </table:table-cell>
          <table:table-cell office:value-type="string" calcext:value-type="string">
            <text:p>Exposiciones de arte; Arte contemporáneo; Arte moderno; Arte colombiano; Dibujos; Grabados; Acuarelas; Bocetos</text:p>
          </table:table-cell>
        </table:table-row>
        <table:table-row table:style-name="ro11">
          <table:table-cell office:value-type="string" calcext:value-type="string">
            <text:p>The Amazonian Travels of Richard Evans Schultes</text:p>
          </table:table-cell>
          <table:table-cell office:value-type="string" calcext:value-type="string">
            <text:p>Proyecto digital temático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Ciencias naturales; Ciencias sociales</text:p>
          </table:table-cell>
          <table:table-cell office:value-type="string" calcext:value-type="string">
            <text:p>The Amazon Conservation Team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ttp://www.banrepcultural.org/schultes/</text:p>
          </table:table-cell>
          <table:table-cell office:value-type="string" calcext:value-type="string">
            <text:p>Biología; Etnobotánica; Grupos étnicos; Vida en comunidad; Cosmogonía; Indígenas del Amazonas; Mitología indígena; Indígenas; Mapas; Exploradores; Expediciones científicas; Viajes de estudio</text:p>
          </table:table-cell>
        </table:table-row>
        <table:table-row table:style-name="ro23">
          <table:table-cell office:value-type="string" calcext:value-type="string">
            <text:p>Documentos y colecciones especiales - Red de Bibliotecas Banco de la República</text:p>
          </table:table-cell>
          <table:table-cell office:value-type="string" calcext:value-type="string">
            <text:p>Proyecto digital temático</text:p>
          </table:table-cell>
          <table:table-cell office:value-type="string" calcext:value-type="string">
            <text:p>Nuestras colecciones</text:p>
          </table:table-cell>
          <table:table-cell office:value-type="string" calcext:value-type="string">
            <text:p>Arte; Literatura; Ciencias Sociales; Historia; Comunicación social; Sociedad Civil; Geografía y viajes</text:p>
          </table:table-cell>
          <table:table-cell office:value-type="string" calcext:value-type="string">
            <text:p>Biblioteca Virtua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https://www.banrepcultural.org/coleccion-bibliografica/especiales</text:p>
          </table:table-cell>
          <table:table-cell office:value-type="string" calcext:value-type="string">
            <text:p>Colecciones documentales; Patrimonio documental; Humanidades digitales; Archivos documental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16:55:08.864000000</meta:creation-date>
    <dc:date>2021-12-06T16:55:47.274000000</dc:date>
    <meta:editing-duration>PT40S</meta:editing-duration>
    <meta:editing-cycles>1</meta:editing-cycles>
    <meta:document-statistic meta:table-count="1" meta:cell-count="800" meta:object-count="0"/>
    <meta:generator>LibreOffice/7.1.5.2$Windows_X86_64 LibreOffice_project/85f04e9f809797b8199d13c421bd8a2b025d52b5</meta:generator>
    <meta:user-defined meta:name="ProgId">Excel.Sheet</meta:user-defined>
  </office:meta>
</office:document-meta>
</file>